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ton_room" table:style-name="ta1">
        <table:shapes>
          <draw:frame draw:z-index="0" draw:style-name="gr1" draw:text-style-name="P1" svg:width="6.2984in" svg:height="3.5453in" svg:x="0in" svg:y="4.4449in">
            <draw:object draw:notify-on-update-of-ranges="aton_room.B3:aton_room.B24 aton_room.C3:aton_room.C24 aton_room.D3:aton_room.D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114in" svg:y="4.4449in">
            <draw:object draw:notify-on-update-of-ranges="aton_room.B3:aton_room.B24 aton_room.E3:aton_room.E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0004in" svg:y="8.178in">
            <draw:object draw:notify-on-update-of-ranges="aton_room.B3:aton_room.B24 aton_room.F3:aton_room.F24 aton_room.G3:aton_room.G24 aton_room.H3:aton_room.H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7.1114in" svg:y="8.178in">
            <draw:object draw:notify-on-update-of-ranges="aton_room.B3:aton_room.B24 aton_room.I3:aton_room.I24 aton_room.J3:aton_room.J24 aton_room.K3:aton_room.K2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0.0004in" svg:y="11.9114in">
            <draw:object draw:notify-on-update-of-ranges="aton_room.B3:aton_room.B24 aton_room.L3:aton_room.L2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aton_room</text:p>
          </table:table-cell>
          <table:table-cell table:style-name="ce1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bgRatio</text:p>
          </table:table-cell>
          <table:table-cell table:style-name="ce1" office:value-type="string" calcext:value-type="string">
            <text:p>bg/fg</text:p>
          </table:table-cell>
          <table:table-cell table:style-name="ce1" office:value-type="string" calcext:value-type="string">
            <text:p>rH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V</text:p>
          </table:table-cell>
          <table:table-cell table:style-name="ce1" office:value-type="string" calcext:value-type="string">
            <text:p>bgrH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bgrH</text:p>
          </table:table-cell>
          <table:table-cell table:style-name="ce1" office:value-type="string" calcext:value-type="string">
            <text:p>rS/rbg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11949" calcext:value-type="float">
            <text:p>0.211949</text:p>
          </table:table-cell>
          <table:table-cell office:value-type="float" office:value="0.212025" calcext:value-type="float">
            <text:p>0.212025</text:p>
          </table:table-cell>
          <table:table-cell table:formula="of:=[.C3]/[.D3]" office:value-type="float" office:value="0.999641551703808" calcext:value-type="float">
            <text:p>0.9996415517</text:p>
          </table:table-cell>
          <table:table-cell office:value-type="float" office:value="0.313233" calcext:value-type="float">
            <text:p>0.313233</text:p>
          </table:table-cell>
          <table:table-cell office:value-type="float" office:value="0.577534" calcext:value-type="float">
            <text:p>0.577534</text:p>
          </table:table-cell>
          <table:table-cell office:value-type="float" office:value="0.22567" calcext:value-type="float">
            <text:p>0.22567</text:p>
          </table:table-cell>
          <table:table-cell office:value-type="float" office:value="0.358575" calcext:value-type="float">
            <text:p>0.358575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0.251524" calcext:value-type="float">
            <text:p>0.251524</text:p>
          </table:table-cell>
          <table:table-cell table:formula="of:=[.G3]/[.J3]" office:value-type="float" office:value="0.957744003051334" calcext:value-type="float">
            <text:p>0.95774400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206044" calcext:value-type="float">
            <text:p>0.206044</text:p>
          </table:table-cell>
          <table:table-cell office:value-type="float" office:value="0.212963" calcext:value-type="float">
            <text:p>0.212963</text:p>
          </table:table-cell>
          <table:table-cell table:formula="of:=[.C4]/[.D4]" office:value-type="float" office:value="0.967510788258993" calcext:value-type="float">
            <text:p>0.9675107883</text:p>
          </table:table-cell>
          <table:table-cell office:value-type="float" office:value="0.390516" calcext:value-type="float">
            <text:p>0.390516</text:p>
          </table:table-cell>
          <table:table-cell office:value-type="float" office:value="0.606024" calcext:value-type="float">
            <text:p>0.606024</text:p>
          </table:table-cell>
          <table:table-cell office:value-type="float" office:value="0.247694" calcext:value-type="float">
            <text:p>0.247694</text:p>
          </table:table-cell>
          <table:table-cell office:value-type="float" office:value="0.347732" calcext:value-type="float">
            <text:p>0.347732</text:p>
          </table:table-cell>
          <table:table-cell office:value-type="float" office:value="0.588533" calcext:value-type="float">
            <text:p>0.588533</text:p>
          </table:table-cell>
          <table:table-cell office:value-type="float" office:value="0.252239" calcext:value-type="float">
            <text:p>0.252239</text:p>
          </table:table-cell>
          <table:table-cell table:formula="of:=[.G4]/[.J4]" office:value-type="float" office:value="1.02971965888064" calcext:value-type="float">
            <text:p>1.029719658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207334" calcext:value-type="float">
            <text:p>0.207334</text:p>
          </table:table-cell>
          <table:table-cell office:value-type="float" office:value="0.211599" calcext:value-type="float">
            <text:p>0.211599</text:p>
          </table:table-cell>
          <table:table-cell table:formula="of:=[.C5]/[.D5]" office:value-type="float" office:value="0.979843950113186" calcext:value-type="float">
            <text:p>0.9798439501</text:p>
          </table:table-cell>
          <table:table-cell office:value-type="float" office:value="0.377099" calcext:value-type="float">
            <text:p>0.377099</text:p>
          </table:table-cell>
          <table:table-cell office:value-type="float" office:value="0.615108" calcext:value-type="float">
            <text:p>0.615108</text:p>
          </table:table-cell>
          <table:table-cell office:value-type="float" office:value="0.256705" calcext:value-type="float">
            <text:p>0.25670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9306" calcext:value-type="float">
            <text:p>0.59306</text:p>
          </table:table-cell>
          <table:table-cell office:value-type="float" office:value="0.284875" calcext:value-type="float">
            <text:p>0.284875</text:p>
          </table:table-cell>
          <table:table-cell table:formula="of:=[.G5]/[.J5]" office:value-type="float" office:value="1.0371766768961" calcext:value-type="float">
            <text:p>1.037176676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226225" calcext:value-type="float">
            <text:p>0.226225</text:p>
          </table:table-cell>
          <table:table-cell office:value-type="float" office:value="0.224924" calcext:value-type="float">
            <text:p>0.224924</text:p>
          </table:table-cell>
          <table:table-cell table:formula="of:=[.C6]/[.D6]" office:value-type="float" office:value="1.00578417598833" calcext:value-type="float">
            <text:p>1.005784176</text:p>
          </table:table-cell>
          <table:table-cell office:value-type="float" office:value="0.407937" calcext:value-type="float">
            <text:p>0.407937</text:p>
          </table:table-cell>
          <table:table-cell office:value-type="float" office:value="0.608426" calcext:value-type="float">
            <text:p>0.608426</text:p>
          </table:table-cell>
          <table:table-cell office:value-type="float" office:value="0.243056" calcext:value-type="float">
            <text:p>0.243056</text:p>
          </table:table-cell>
          <table:table-cell office:value-type="float" office:value="0.403846" calcext:value-type="float">
            <text:p>0.403846</text:p>
          </table:table-cell>
          <table:table-cell office:value-type="float" office:value="0.621118" calcext:value-type="float">
            <text:p>0.621118</text:p>
          </table:table-cell>
          <table:table-cell office:value-type="float" office:value="0.258475" calcext:value-type="float">
            <text:p>0.258475</text:p>
          </table:table-cell>
          <table:table-cell table:formula="of:=[.G6]/[.J6]" office:value-type="float" office:value="0.979565879591318" calcext:value-type="float">
            <text:p>0.97956587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209564" calcext:value-type="float">
            <text:p>0.209564</text:p>
          </table:table-cell>
          <table:table-cell office:value-type="float" office:value="0.221719" calcext:value-type="float">
            <text:p>0.221719</text:p>
          </table:table-cell>
          <table:table-cell table:formula="of:=[.C7]/[.D7]" office:value-type="float" office:value="0.945178356388041" calcext:value-type="float">
            <text:p>0.9451783564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92771" calcext:value-type="float">
            <text:p>0.592771</text:p>
          </table:table-cell>
          <table:table-cell office:value-type="float" office:value="0.231076" calcext:value-type="float">
            <text:p>0.231076</text:p>
          </table:table-cell>
          <table:table-cell office:value-type="float" office:value="0.337029" calcext:value-type="float">
            <text:p>0.337029</text:p>
          </table:table-cell>
          <table:table-cell office:value-type="float" office:value="0.593893" calcext:value-type="float">
            <text:p>0.593893</text:p>
          </table:table-cell>
          <table:table-cell office:value-type="float" office:value="0.256677" calcext:value-type="float">
            <text:p>0.256677</text:p>
          </table:table-cell>
          <table:table-cell table:formula="of:=[.G7]/[.J7]" office:value-type="float" office:value="0.998110770795413" calcext:value-type="float">
            <text:p>0.998110770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195021" calcext:value-type="float">
            <text:p>0.195021</text:p>
          </table:table-cell>
          <table:table-cell office:value-type="float" office:value="0.219474" calcext:value-type="float">
            <text:p>0.219474</text:p>
          </table:table-cell>
          <table:table-cell table:formula="of:=[.C8]/[.D8]" office:value-type="float" office:value="0.888583613548757" calcext:value-type="float">
            <text:p>0.8885836135</text:p>
          </table:table-cell>
          <table:table-cell office:value-type="float" office:value="0.309278" calcext:value-type="float">
            <text:p>0.309278</text:p>
          </table:table-cell>
          <table:table-cell office:value-type="float" office:value="0.593393" calcext:value-type="float">
            <text:p>0.593393</text:p>
          </table:table-cell>
          <table:table-cell office:value-type="float" office:value="0.241096" calcext:value-type="float">
            <text:p>0.241096</text:p>
          </table:table-cell>
          <table:table-cell office:value-type="float" office:value="0.319249" calcext:value-type="float">
            <text:p>0.319249</text:p>
          </table:table-cell>
          <table:table-cell office:value-type="float" office:value="0.575806" calcext:value-type="float">
            <text:p>0.575806</text:p>
          </table:table-cell>
          <table:table-cell office:value-type="float" office:value="0.25942" calcext:value-type="float">
            <text:p>0.25942</text:p>
          </table:table-cell>
          <table:table-cell table:formula="of:=[.G8]/[.J8]" office:value-type="float" office:value="1.03054327325523" calcext:value-type="float">
            <text:p>1.030543273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213986" calcext:value-type="float">
            <text:p>0.213986</text:p>
          </table:table-cell>
          <table:table-cell office:value-type="float" office:value="0.219365" calcext:value-type="float">
            <text:p>0.219365</text:p>
          </table:table-cell>
          <table:table-cell table:formula="of:=[.C9]/[.D9]" office:value-type="float" office:value="0.975479224124177" calcext:value-type="float">
            <text:p>0.9754792241</text:p>
          </table:table-cell>
          <table:table-cell office:value-type="float" office:value="0.376451" calcext:value-type="float">
            <text:p>0.376451</text:p>
          </table:table-cell>
          <table:table-cell office:value-type="float" office:value="0.60425" calcext:value-type="float">
            <text:p>0.60425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350588" calcext:value-type="float">
            <text:p>0.350588</text:p>
          </table:table-cell>
          <table:table-cell office:value-type="float" office:value="0.589869" calcext:value-type="float">
            <text:p>0.589869</text:p>
          </table:table-cell>
          <table:table-cell office:value-type="float" office:value="0.274286" calcext:value-type="float">
            <text:p>0.274286</text:p>
          </table:table-cell>
          <table:table-cell table:formula="of:=[.G9]/[.J9]" office:value-type="float" office:value="1.02437998945529" calcext:value-type="float">
            <text:p>1.024379989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208093" calcext:value-type="float">
            <text:p>0.208093</text:p>
          </table:table-cell>
          <table:table-cell office:value-type="float" office:value="0.218425" calcext:value-type="float">
            <text:p>0.218425</text:p>
          </table:table-cell>
          <table:table-cell table:formula="of:=[.C10]/[.D10]" office:value-type="float" office:value="0.952697722330319" calcext:value-type="float">
            <text:p>0.9526977223</text:p>
          </table:table-cell>
          <table:table-cell office:value-type="float" office:value="0.361702" calcext:value-type="float">
            <text:p>0.361702</text:p>
          </table:table-cell>
          <table:table-cell office:value-type="float" office:value="0.586476" calcext:value-type="float">
            <text:p>0.586476</text:p>
          </table:table-cell>
          <table:table-cell office:value-type="float" office:value="0.244565" calcext:value-type="float">
            <text:p>0.244565</text:p>
          </table:table-cell>
          <table:table-cell office:value-type="float" office:value="0.325792" calcext:value-type="float">
            <text:p>0.325792</text:p>
          </table:table-cell>
          <table:table-cell office:value-type="float" office:value="0.608065" calcext:value-type="float">
            <text:p>0.608065</text:p>
          </table:table-cell>
          <table:table-cell office:value-type="float" office:value="0.251135" calcext:value-type="float">
            <text:p>0.251135</text:p>
          </table:table-cell>
          <table:table-cell table:formula="of:=[.G10]/[.J10]" office:value-type="float" office:value="0.964495572019439" calcext:value-type="float">
            <text:p>0.96449557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223577" calcext:value-type="float">
            <text:p>0.223577</text:p>
          </table:table-cell>
          <table:table-cell office:value-type="float" office:value="0.223903" calcext:value-type="float">
            <text:p>0.223903</text:p>
          </table:table-cell>
          <table:table-cell table:formula="of:=[.C11]/[.D11]" office:value-type="float" office:value="0.998544012362496" calcext:value-type="float">
            <text:p>0.9985440124</text:p>
          </table:table-cell>
          <table:table-cell office:value-type="float" office:value="0.334992" calcext:value-type="float">
            <text:p>0.334992</text:p>
          </table:table-cell>
          <table:table-cell office:value-type="float" office:value="0.581306" calcext:value-type="float">
            <text:p>0.581306</text:p>
          </table:table-cell>
          <table:table-cell office:value-type="float" office:value="0.253425" calcext:value-type="float">
            <text:p>0.253425</text:p>
          </table:table-cell>
          <table:table-cell office:value-type="float" office:value="0.344671" calcext:value-type="float">
            <text:p>0.344671</text:p>
          </table:table-cell>
          <table:table-cell office:value-type="float" office:value="0.611465" calcext:value-type="float">
            <text:p>0.611465</text:p>
          </table:table-cell>
          <table:table-cell office:value-type="float" office:value="0.272864" calcext:value-type="float">
            <text:p>0.272864</text:p>
          </table:table-cell>
          <table:table-cell table:formula="of:=[.G11]/[.J11]" office:value-type="float" office:value="0.950677471318882" calcext:value-type="float">
            <text:p>0.95067747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20274" calcext:value-type="float">
            <text:p>0.20274</text:p>
          </table:table-cell>
          <table:table-cell office:value-type="float" office:value="0.227139" calcext:value-type="float">
            <text:p>0.227139</text:p>
          </table:table-cell>
          <table:table-cell table:formula="of:=[.C12]/[.D12]" office:value-type="float" office:value="0.892581194775006" calcext:value-type="float">
            <text:p>0.8925811948</text:p>
          </table:table-cell>
          <table:table-cell office:value-type="float" office:value="0.433333" calcext:value-type="float">
            <text:p>0.433333</text:p>
          </table:table-cell>
          <table:table-cell office:value-type="float" office:value="0.598765" calcext:value-type="float">
            <text:p>0.598765</text:p>
          </table:table-cell>
          <table:table-cell office:value-type="float" office:value="0.240559" calcext:value-type="float">
            <text:p>0.240559</text:p>
          </table:table-cell>
          <table:table-cell office:value-type="float" office:value="0.328767" calcext:value-type="float">
            <text:p>0.328767</text:p>
          </table:table-cell>
          <table:table-cell office:value-type="float" office:value="0.586601" calcext:value-type="float">
            <text:p>0.586601</text:p>
          </table:table-cell>
          <table:table-cell office:value-type="float" office:value="0.28098" calcext:value-type="float">
            <text:p>0.28098</text:p>
          </table:table-cell>
          <table:table-cell table:formula="of:=[.G12]/[.J12]" office:value-type="float" office:value="1.02073641197339" calcext:value-type="float">
            <text:p>1.0207364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225035" calcext:value-type="float">
            <text:p>0.225035</text:p>
          </table:table-cell>
          <table:table-cell office:value-type="float" office:value="0.218513" calcext:value-type="float">
            <text:p>0.218513</text:p>
          </table:table-cell>
          <table:table-cell table:formula="of:=[.C13]/[.D13]" office:value-type="float" office:value="1.0298471944461" calcext:value-type="float">
            <text:p>1.0298471944</text:p>
          </table:table-cell>
          <table:table-cell office:value-type="float" office:value="0.376106" calcext:value-type="float">
            <text:p>0.376106</text:p>
          </table:table-cell>
          <table:table-cell office:value-type="float" office:value="0.624413" calcext:value-type="float">
            <text:p>0.624413</text:p>
          </table:table-cell>
          <table:table-cell office:value-type="float" office:value="0.247606" calcext:value-type="float">
            <text:p>0.247606</text:p>
          </table:table-cell>
          <table:table-cell office:value-type="float" office:value="0.317697" calcext:value-type="float">
            <text:p>0.317697</text:p>
          </table:table-cell>
          <table:table-cell office:value-type="float" office:value="0.586478" calcext:value-type="float">
            <text:p>0.586478</text:p>
          </table:table-cell>
          <table:table-cell office:value-type="float" office:value="0.26015" calcext:value-type="float">
            <text:p>0.26015</text:p>
          </table:table-cell>
          <table:table-cell table:formula="of:=[.G13]/[.J13]" office:value-type="float" office:value="1.06468273319715" calcext:value-type="float">
            <text:p>1.06468273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247978" calcext:value-type="float">
            <text:p>0.247978</text:p>
          </table:table-cell>
          <table:table-cell office:value-type="float" office:value="0.205357" calcext:value-type="float">
            <text:p>0.205357</text:p>
          </table:table-cell>
          <table:table-cell table:formula="of:=[.C14]/[.D14]" office:value-type="float" office:value="1.20754588351018" calcext:value-type="float">
            <text:p>1.2075458835</text:p>
          </table:table-cell>
          <table:table-cell office:value-type="float" office:value="0.401869" calcext:value-type="float">
            <text:p>0.401869</text:p>
          </table:table-cell>
          <table:table-cell office:value-type="float" office:value="0.611809" calcext:value-type="float">
            <text:p>0.611809</text:p>
          </table:table-cell>
          <table:table-cell office:value-type="float" office:value="0.259973" calcext:value-type="float">
            <text:p>0.259973</text:p>
          </table:table-cell>
          <table:table-cell office:value-type="float" office:value="0.347162" calcext:value-type="float">
            <text:p>0.347162</text:p>
          </table:table-cell>
          <table:table-cell office:value-type="float" office:value="0.583062" calcext:value-type="float">
            <text:p>0.583062</text:p>
          </table:table-cell>
          <table:table-cell office:value-type="float" office:value="0.247748" calcext:value-type="float">
            <text:p>0.247748</text:p>
          </table:table-cell>
          <table:table-cell table:formula="of:=[.G14]/[.J14]" office:value-type="float" office:value="1.04930350460157" calcext:value-type="float">
            <text:p>1.049303504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224784" calcext:value-type="float">
            <text:p>0.224784</text:p>
          </table:table-cell>
          <table:table-cell office:value-type="float" office:value="0.216176" calcext:value-type="float">
            <text:p>0.216176</text:p>
          </table:table-cell>
          <table:table-cell table:formula="of:=[.C15]/[.D15]" office:value-type="float" office:value="1.03981940640959" calcext:value-type="float">
            <text:p>1.0398194064</text:p>
          </table:table-cell>
          <table:table-cell office:value-type="float" office:value="0.377676" calcext:value-type="float">
            <text:p>0.377676</text:p>
          </table:table-cell>
          <table:table-cell office:value-type="float" office:value="0.612745" calcext:value-type="float">
            <text:p>0.612745</text:p>
          </table:table-cell>
          <table:table-cell office:value-type="float" office:value="0.279948" calcext:value-type="float">
            <text:p>0.279948</text:p>
          </table:table-cell>
          <table:table-cell office:value-type="float" office:value="0.341067" calcext:value-type="float">
            <text:p>0.341067</text:p>
          </table:table-cell>
          <table:table-cell office:value-type="float" office:value="0.584437" calcext:value-type="float">
            <text:p>0.584437</text:p>
          </table:table-cell>
          <table:table-cell office:value-type="float" office:value="0.254731" calcext:value-type="float">
            <text:p>0.254731</text:p>
          </table:table-cell>
          <table:table-cell table:formula="of:=[.G15]/[.J15]" office:value-type="float" office:value="1.04843635840989" calcext:value-type="float">
            <text:p>1.04843635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198786" calcext:value-type="float">
            <text:p>0.198786</text:p>
          </table:table-cell>
          <table:table-cell office:value-type="float" office:value="0.217778" calcext:value-type="float">
            <text:p>0.217778</text:p>
          </table:table-cell>
          <table:table-cell table:formula="of:=[.C16]/[.D16]" office:value-type="float" office:value="0.912791925722525" calcext:value-type="float">
            <text:p>0.9127919257</text:p>
          </table:table-cell>
          <table:table-cell office:value-type="float" office:value="0.332149" calcext:value-type="float">
            <text:p>0.332149</text:p>
          </table:table-cell>
          <table:table-cell office:value-type="float" office:value="0.567222" calcext:value-type="float">
            <text:p>0.567222</text:p>
          </table:table-cell>
          <table:table-cell office:value-type="float" office:value="0.268722" calcext:value-type="float">
            <text:p>0.268722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57868" calcext:value-type="float">
            <text:p>0.57868</text:p>
          </table:table-cell>
          <table:table-cell office:value-type="float" office:value="0.26393" calcext:value-type="float">
            <text:p>0.26393</text:p>
          </table:table-cell>
          <table:table-cell table:formula="of:=[.G16]/[.J16]" office:value-type="float" office:value="0.980199764982373" calcext:value-type="float">
            <text:p>0.98019976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209573" calcext:value-type="float">
            <text:p>0.209573</text:p>
          </table:table-cell>
          <table:table-cell office:value-type="float" office:value="0.212894" calcext:value-type="float">
            <text:p>0.212894</text:p>
          </table:table-cell>
          <table:table-cell table:formula="of:=[.C17]/[.D17]" office:value-type="float" office:value="0.984400687666162" calcext:value-type="float">
            <text:p>0.9844006877</text:p>
          </table:table-cell>
          <table:table-cell office:value-type="float" office:value="0.290816" calcext:value-type="float">
            <text:p>0.290816</text:p>
          </table:table-cell>
          <table:table-cell office:value-type="float" office:value="0.583535" calcext:value-type="float">
            <text:p>0.583535</text:p>
          </table:table-cell>
          <table:table-cell office:value-type="float" office:value="0.267974" calcext:value-type="float">
            <text:p>0.267974</text:p>
          </table:table-cell>
          <table:table-cell office:value-type="float" office:value="0.290541" calcext:value-type="float">
            <text:p>0.290541</text:p>
          </table:table-cell>
          <table:table-cell office:value-type="float" office:value="0.587436" calcext:value-type="float">
            <text:p>0.587436</text:p>
          </table:table-cell>
          <table:table-cell office:value-type="float" office:value="0.254086" calcext:value-type="float">
            <text:p>0.254086</text:p>
          </table:table-cell>
          <table:table-cell table:formula="of:=[.G17]/[.J17]" office:value-type="float" office:value="0.993359276585024" calcext:value-type="float">
            <text:p>0.993359276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19973" calcext:value-type="float">
            <text:p>0.19973</text:p>
          </table:table-cell>
          <table:table-cell office:value-type="float" office:value="0.212166" calcext:value-type="float">
            <text:p>0.212166</text:p>
          </table:table-cell>
          <table:table-cell table:formula="of:=[.C18]/[.D18]" office:value-type="float" office:value="0.941385518886155" calcext:value-type="float">
            <text:p>0.9413855189</text:p>
          </table:table-cell>
          <table:table-cell office:value-type="float" office:value="0.35221" calcext:value-type="float">
            <text:p>0.35221</text:p>
          </table:table-cell>
          <table:table-cell office:value-type="float" office:value="0.606658" calcext:value-type="float">
            <text:p>0.606658</text:p>
          </table:table-cell>
          <table:table-cell office:value-type="float" office:value="0.233957" calcext:value-type="float">
            <text:p>0.233957</text:p>
          </table:table-cell>
          <table:table-cell office:value-type="float" office:value="0.294253" calcext:value-type="float">
            <text:p>0.294253</text:p>
          </table:table-cell>
          <table:table-cell office:value-type="float" office:value="0.576052" calcext:value-type="float">
            <text:p>0.576052</text:p>
          </table:table-cell>
          <table:table-cell office:value-type="float" office:value="0.265988" calcext:value-type="float">
            <text:p>0.265988</text:p>
          </table:table-cell>
          <table:table-cell table:formula="of:=[.G18]/[.J18]" office:value-type="float" office:value="1.05313062015235" calcext:value-type="float">
            <text:p>1.053130620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181696" calcext:value-type="float">
            <text:p>0.181696</text:p>
          </table:table-cell>
          <table:table-cell office:value-type="float" office:value="0.22434" calcext:value-type="float">
            <text:p>0.22434</text:p>
          </table:table-cell>
          <table:table-cell table:formula="of:=[.C19]/[.D19]" office:value-type="float" office:value="0.809913524115182" calcext:value-type="float">
            <text:p>0.8099135241</text:p>
          </table:table-cell>
          <table:table-cell office:value-type="float" office:value="0.38565" calcext:value-type="float">
            <text:p>0.38565</text:p>
          </table:table-cell>
          <table:table-cell office:value-type="float" office:value="0.569194" calcext:value-type="float">
            <text:p>0.569194</text:p>
          </table:table-cell>
          <table:table-cell office:value-type="float" office:value="0.223861" calcext:value-type="float">
            <text:p>0.223861</text:p>
          </table:table-cell>
          <table:table-cell office:value-type="float" office:value="0.328321" calcext:value-type="float">
            <text:p>0.328321</text:p>
          </table:table-cell>
          <table:table-cell office:value-type="float" office:value="0.572123" calcext:value-type="float">
            <text:p>0.572123</text:p>
          </table:table-cell>
          <table:table-cell office:value-type="float" office:value="0.264179" calcext:value-type="float">
            <text:p>0.264179</text:p>
          </table:table-cell>
          <table:table-cell table:formula="of:=[.G19]/[.J19]" office:value-type="float" office:value="0.994880471507001" calcext:value-type="float">
            <text:p>0.99488047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188022" calcext:value-type="float">
            <text:p>0.188022</text:p>
          </table:table-cell>
          <table:table-cell office:value-type="float" office:value="0.217523" calcext:value-type="float">
            <text:p>0.217523</text:p>
          </table:table-cell>
          <table:table-cell table:formula="of:=[.C20]/[.D20]" office:value-type="float" office:value="0.864377560074107" calcext:value-type="float">
            <text:p>0.8643775601</text:p>
          </table:table-cell>
          <table:table-cell office:value-type="float" office:value="0.336" calcext:value-type="float">
            <text:p>0.336</text:p>
          </table:table-cell>
          <table:table-cell office:value-type="float" office:value="0.589928" calcext:value-type="float">
            <text:p>0.589928</text:p>
          </table:table-cell>
          <table:table-cell office:value-type="float" office:value="0.246736" calcext:value-type="float">
            <text:p>0.246736</text:p>
          </table:table-cell>
          <table:table-cell office:value-type="float" office:value="0.324074" calcext:value-type="float">
            <text:p>0.324074</text:p>
          </table:table-cell>
          <table:table-cell office:value-type="float" office:value="0.551324" calcext:value-type="float">
            <text:p>0.551324</text:p>
          </table:table-cell>
          <table:table-cell office:value-type="float" office:value="0.266955" calcext:value-type="float">
            <text:p>0.266955</text:p>
          </table:table-cell>
          <table:table-cell table:formula="of:=[.G20]/[.J20]" office:value-type="float" office:value="1.07002053239112" calcext:value-type="float">
            <text:p>1.070020532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244573" calcext:value-type="float">
            <text:p>0.244573</text:p>
          </table:table-cell>
          <table:table-cell office:value-type="float" office:value="0.227205" calcext:value-type="float">
            <text:p>0.227205</text:p>
          </table:table-cell>
          <table:table-cell table:formula="of:=[.C21]/[.D21]" office:value-type="float" office:value="1.07644197970995" calcext:value-type="float">
            <text:p>1.0764419797</text:p>
          </table:table-cell>
          <table:table-cell office:value-type="float" office:value="0.385432" calcext:value-type="float">
            <text:p>0.385432</text:p>
          </table:table-cell>
          <table:table-cell office:value-type="float" office:value="0.599269" calcext:value-type="float">
            <text:p>0.599269</text:p>
          </table:table-cell>
          <table:table-cell office:value-type="float" office:value="0.256516" calcext:value-type="float">
            <text:p>0.256516</text:p>
          </table:table-cell>
          <table:table-cell office:value-type="float" office:value="0.306763" calcext:value-type="float">
            <text:p>0.306763</text:p>
          </table:table-cell>
          <table:table-cell office:value-type="float" office:value="0.580328" calcext:value-type="float">
            <text:p>0.580328</text:p>
          </table:table-cell>
          <table:table-cell office:value-type="float" office:value="0.254758" calcext:value-type="float">
            <text:p>0.254758</text:p>
          </table:table-cell>
          <table:table-cell table:formula="of:=[.G21]/[.J21]" office:value-type="float" office:value="1.03263843895177" calcext:value-type="float">
            <text:p>1.03263843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22238" calcext:value-type="float">
            <text:p>0.22238</text:p>
          </table:table-cell>
          <table:table-cell office:value-type="float" office:value="0.239291" calcext:value-type="float">
            <text:p>0.239291</text:p>
          </table:table-cell>
          <table:table-cell table:formula="of:=[.C22]/[.D22]" office:value-type="float" office:value="0.929328725275919" calcext:value-type="float">
            <text:p>0.9293287253</text:p>
          </table:table-cell>
          <table:table-cell office:value-type="float" office:value="0.371935" calcext:value-type="float">
            <text:p>0.371935</text:p>
          </table:table-cell>
          <table:table-cell office:value-type="float" office:value="0.573443" calcext:value-type="float">
            <text:p>0.573443</text:p>
          </table:table-cell>
          <table:table-cell office:value-type="float" office:value="0.248957" calcext:value-type="float">
            <text:p>0.248957</text:p>
          </table:table-cell>
          <table:table-cell office:value-type="float" office:value="0.330317" calcext:value-type="float">
            <text:p>0.330317</text:p>
          </table:table-cell>
          <table:table-cell office:value-type="float" office:value="0.580537" calcext:value-type="float">
            <text:p>0.580537</text:p>
          </table:table-cell>
          <table:table-cell office:value-type="float" office:value="0.255988" calcext:value-type="float">
            <text:p>0.255988</text:p>
          </table:table-cell>
          <table:table-cell table:formula="of:=[.G22]/[.J22]" office:value-type="float" office:value="0.987780279293137" calcext:value-type="float">
            <text:p>0.987780279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211127" calcext:value-type="float">
            <text:p>0.211127</text:p>
          </table:table-cell>
          <table:table-cell office:value-type="float" office:value="0.247813" calcext:value-type="float">
            <text:p>0.247813</text:p>
          </table:table-cell>
          <table:table-cell table:formula="of:=[.C23]/[.D23]" office:value-type="float" office:value="0.851960954429348" calcext:value-type="float">
            <text:p>0.8519609544</text:p>
          </table:table-cell>
          <table:table-cell office:value-type="float" office:value="0.35982" calcext:value-type="float">
            <text:p>0.35982</text:p>
          </table:table-cell>
          <table:table-cell office:value-type="float" office:value="0.610108" calcext:value-type="float">
            <text:p>0.610108</text:p>
          </table:table-cell>
          <table:table-cell office:value-type="float" office:value="0.246196" calcext:value-type="float">
            <text:p>0.246196</text:p>
          </table:table-cell>
          <table:table-cell office:value-type="float" office:value="0.338462" calcext:value-type="float">
            <text:p>0.338462</text:p>
          </table:table-cell>
          <table:table-cell office:value-type="float" office:value="0.595161" calcext:value-type="float">
            <text:p>0.595161</text:p>
          </table:table-cell>
          <table:table-cell office:value-type="float" office:value="0.277126" calcext:value-type="float">
            <text:p>0.277126</text:p>
          </table:table-cell>
          <table:table-cell table:formula="of:=[.G23]/[.J23]" office:value-type="float" office:value="1.02511421279284" calcext:value-type="float">
            <text:p>1.025114212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212121" calcext:value-type="float">
            <text:p>0.212121</text:p>
          </table:table-cell>
          <table:table-cell office:value-type="float" office:value="0.212308" calcext:value-type="float">
            <text:p>0.212308</text:p>
          </table:table-cell>
          <table:table-cell table:formula="of:=[.C24]/[.D24]" office:value-type="float" office:value="0.999119204175067" calcext:value-type="float">
            <text:p>0.9991192042</text:p>
          </table:table-cell>
          <table:table-cell office:value-type="float" office:value="0.373333" calcext:value-type="float">
            <text:p>0.373333</text:p>
          </table:table-cell>
          <table:table-cell office:value-type="float" office:value="0.598817" calcext:value-type="float">
            <text:p>0.598817</text:p>
          </table:table-cell>
          <table:table-cell office:value-type="float" office:value="0.244842" calcext:value-type="float">
            <text:p>0.244842</text:p>
          </table:table-cell>
          <table:table-cell office:value-type="float" office:value="0.329571" calcext:value-type="float">
            <text:p>0.329571</text:p>
          </table:table-cell>
          <table:table-cell office:value-type="float" office:value="0.599684" calcext:value-type="float">
            <text:p>0.599684</text:p>
          </table:table-cell>
          <table:table-cell office:value-type="float" office:value="0.258544" calcext:value-type="float">
            <text:p>0.258544</text:p>
          </table:table-cell>
          <table:table-cell table:formula="of:=[.G24]/[.J24]" office:value-type="float" office:value="0.998554238565644" calcext:value-type="float">
            <text:p>0.9985542386</text:p>
          </table:table-cell>
        </table:table-row>
      </table:table>
      <table:table table:name="aton_highway1" table:style-name="ta1">
        <table:shapes>
          <draw:frame draw:z-index="0" draw:style-name="gr1" draw:text-style-name="P1" svg:width="6.2988in" svg:height="3.5429in" svg:x="0.0004in" svg:y="1.9559in">
            <draw:object draw:notify-on-update-of-ranges="aton_highway1.B3:aton_highway1.B10 aton_highway1.L3:aton_highway1.L1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7.1114in" svg:y="1.9559in">
            <draw:object draw:notify-on-update-of-ranges="aton_highway1.B3:aton_highway1.B10 aton_highway1.L3:aton_highway1.L10 aton_highway1.M3:aton_highway1.M1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0.0004in" svg:y="5.689in">
            <draw:object draw:notify-on-update-of-ranges="aton_highway1.B3:aton_highway1.B10 aton_highway1.N3:aton_highway1.N1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6.2988in" svg:height="3.5429in" svg:x="7.1114in" svg:y="5.689in">
            <draw:object draw:notify-on-update-of-ranges="aton_highway1.B3:aton_highway1.B10 aton_highway1.O3:aton_highway1.O10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aton_highway1</text:p>
          </table:table-cell>
          <table:table-cell table:style-name="ce1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bgRatio</text:p>
          </table:table-cell>
          <table:table-cell table:style-name="ce1" office:value-type="string" calcext:value-type="string">
            <text:p>bg/fg</text:p>
          </table:table-cell>
          <table:table-cell table:style-name="ce1" office:value-type="string" calcext:value-type="string">
            <text:p>rH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V</text:p>
          </table:table-cell>
          <table:table-cell table:style-name="ce1" office:value-type="string" calcext:value-type="string">
            <text:p>bgrH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bgrH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509777" calcext:value-type="float">
            <text:p>0.509777</text:p>
          </table:table-cell>
          <table:table-cell office:value-type="float" office:value="0.706667" calcext:value-type="float">
            <text:p>0.706667</text:p>
          </table:table-cell>
          <table:table-cell office:value-type="float" office:value="-0.19689" calcext:value-type="float">
            <text:p>-0.19689</text:p>
          </table:table-cell>
          <table:table-cell office:value-type="float" office:value="0.355769" calcext:value-type="float">
            <text:p>0.355769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504261" calcext:value-type="float">
            <text:p>0.504261</text:p>
          </table:table-cell>
          <table:table-cell office:value-type="float" office:value="0.73913" calcext:value-type="float">
            <text:p>0.73913</text:p>
          </table:table-cell>
          <table:table-cell office:value-type="float" office:value="0.935065" calcext:value-type="float">
            <text:p>0.935065</text:p>
          </table:table-cell>
          <table:table-cell office:value-type="float" office:value="0.710938" calcext:value-type="float">
            <text:p>0.710938</text:p>
          </table:table-cell>
          <table:table-cell table:formula="of:=[.G3]/[.J3]" office:value-type="float" office:value="0.891203285333105" calcext:value-type="float">
            <text:p>0.8912032853</text:p>
          </table:table-cell>
          <table:table-cell office:value-type="float" office:value="0.359403246848932" calcext:value-type="float">
            <text:p>0.3594032468</text:p>
          </table:table-cell>
          <table:table-cell table:formula="of:=[.L3]*[.M3]" office:value-type="float" office:value="0.320301354351153" calcext:value-type="float">
            <text:p>0.3203013544</text:p>
          </table:table-cell>
          <table:table-cell table:formula="of:=[.L3]+[.M3]" office:value-type="float" office:value="1.25060653218204" calcext:value-type="float">
            <text:p>1.25060653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647975" calcext:value-type="float">
            <text:p>0.647975</text:p>
          </table:table-cell>
          <table:table-cell office:value-type="float" office:value="0.740541" calcext:value-type="float">
            <text:p>0.740541</text:p>
          </table:table-cell>
          <table:table-cell office:value-type="float" office:value="-0.0925654" calcext:value-type="float">
            <text:p>-0.0925654</text:p>
          </table:table-cell>
          <table:table-cell office:value-type="float" office:value="0.547511" calcext:value-type="float">
            <text:p>0.547511</text:p>
          </table:table-cell>
          <table:table-cell office:value-type="float" office:value="0.920139" calcext:value-type="float">
            <text:p>0.920139</text:p>
          </table:table-cell>
          <table:table-cell office:value-type="float" office:value="0.641148" calcext:value-type="float">
            <text:p>0.641148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012" calcext:value-type="float">
            <text:p>0.94012</text:p>
          </table:table-cell>
          <table:table-cell office:value-type="float" office:value="0.729805" calcext:value-type="float">
            <text:p>0.729805</text:p>
          </table:table-cell>
          <table:table-cell table:formula="of:=[.G4]/[.J4]" office:value-type="float" office:value="0.978746330255712" calcext:value-type="float">
            <text:p>0.9787463303</text:p>
          </table:table-cell>
          <table:table-cell office:value-type="float" office:value="0.37826919148743" calcext:value-type="float">
            <text:p>0.3782691915</text:p>
          </table:table-cell>
          <table:table-cell table:formula="of:=[.L4]*[.M4]" office:value-type="float" office:value="0.370229583017117" calcext:value-type="float">
            <text:p>0.370229583</text:p>
          </table:table-cell>
          <table:table-cell table:formula="of:=[.L4]+[.M4]" office:value-type="float" office:value="1.35701552174314" calcext:value-type="float">
            <text:p>1.35701552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523936" calcext:value-type="float">
            <text:p>0.523936</text:p>
          </table:table-cell>
          <table:table-cell office:value-type="float" office:value="0.758808" calcext:value-type="float">
            <text:p>0.758808</text:p>
          </table:table-cell>
          <table:table-cell office:value-type="float" office:value="-0.234871" calcext:value-type="float">
            <text:p>-0.234871</text:p>
          </table:table-cell>
          <table:table-cell office:value-type="float" office:value="0.324937" calcext:value-type="float">
            <text:p>0.324937</text:p>
          </table:table-cell>
          <table:table-cell office:value-type="float" office:value="0.830552" calcext:value-type="float">
            <text:p>0.830552</text:p>
          </table:table-cell>
          <table:table-cell office:value-type="float" office:value="0.537234" calcext:value-type="float">
            <text:p>0.537234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971014" calcext:value-type="float">
            <text:p>0.971014</text:p>
          </table:table-cell>
          <table:table-cell office:value-type="float" office:value="0.743802" calcext:value-type="float">
            <text:p>0.743802</text:p>
          </table:table-cell>
          <table:table-cell table:formula="of:=[.G5]/[.J5]" office:value-type="float" office:value="0.855345031070613" calcext:value-type="float">
            <text:p>0.8553450311</text:p>
          </table:table-cell>
          <table:table-cell office:value-type="float" office:value="0.348235490768277" calcext:value-type="float">
            <text:p>0.3482354908</text:p>
          </table:table-cell>
          <table:table-cell table:formula="of:=[.L5]*[.M5]" office:value-type="float" office:value="0.297861496671082" calcext:value-type="float">
            <text:p>0.2978614967</text:p>
          </table:table-cell>
          <table:table-cell table:formula="of:=[.L5]+[.M5]" office:value-type="float" office:value="1.20358052183889" calcext:value-type="float">
            <text:p>1.20358052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667737" calcext:value-type="float">
            <text:p>0.667737</text:p>
          </table:table-cell>
          <table:table-cell office:value-type="float" office:value="0.767313" calcext:value-type="float">
            <text:p>0.767313</text:p>
          </table:table-cell>
          <table:table-cell office:value-type="float" office:value="-0.0995762" calcext:value-type="float">
            <text:p>-0.0995762</text:p>
          </table:table-cell>
          <table:table-cell office:value-type="float" office:value="0.5" calcext:value-type="float">
            <text:p>0.5</text:p>
          </table:table-cell>
          <table:table-cell office:value-type="float" office:value="0.94181" calcext:value-type="float">
            <text:p>0.94181</text:p>
          </table:table-cell>
          <table:table-cell office:value-type="float" office:value="0.672668" calcext:value-type="float">
            <text:p>0.672668</text:p>
          </table:table-cell>
          <table:table-cell office:value-type="float" office:value="0.6" calcext:value-type="float">
            <text:p>0.6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765668" calcext:value-type="float">
            <text:p>0.765668</text:p>
          </table:table-cell>
          <table:table-cell table:formula="of:=[.G6]/[.J6]" office:value-type="float" office:value="1.00067362533681" calcext:value-type="float">
            <text:p>1.0006736253</text:p>
          </table:table-cell>
          <table:table-cell office:value-type="float" office:value="0.382817614204065" calcext:value-type="float">
            <text:p>0.3828176142</text:p>
          </table:table-cell>
          <table:table-cell table:formula="of:=[.L6]*[.M6]" office:value-type="float" office:value="0.383075489848371" calcext:value-type="float">
            <text:p>0.3830754898</text:p>
          </table:table-cell>
          <table:table-cell table:formula="of:=[.L6]+[.M6]" office:value-type="float" office:value="1.38349123954088" calcext:value-type="float">
            <text:p>1.38349123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1317" calcext:value-type="float">
            <text:p>0.591317</text:p>
          </table:table-cell>
          <table:table-cell office:value-type="float" office:value="0.752874" calcext:value-type="float">
            <text:p>0.752874</text:p>
          </table:table-cell>
          <table:table-cell office:value-type="float" office:value="-0.161556" calcext:value-type="float">
            <text:p>-0.161556</text:p>
          </table:table-cell>
          <table:table-cell office:value-type="float" office:value="0.507519" calcext:value-type="float">
            <text:p>0.507519</text:p>
          </table:table-cell>
          <table:table-cell office:value-type="float" office:value="0.854604" calcext:value-type="float">
            <text:p>0.854604</text:p>
          </table:table-cell>
          <table:table-cell office:value-type="float" office:value="0.596386" calcext:value-type="float">
            <text:p>0.596386</text:p>
          </table:table-cell>
          <table:table-cell office:value-type="float" office:value="0.7" calcext:value-type="float">
            <text:p>0.7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752809" calcext:value-type="float">
            <text:p>0.752809</text:p>
          </table:table-cell>
          <table:table-cell table:formula="of:=[.G7]/[.J7]" office:value-type="float" office:value="0.904875249353058" calcext:value-type="float">
            <text:p>0.9048752494</text:p>
          </table:table-cell>
          <table:table-cell office:value-type="float" office:value="0.396575176773385" calcext:value-type="float">
            <text:p>0.3965751768</text:p>
          </table:table-cell>
          <table:table-cell table:formula="of:=[.L7]*[.M7]" office:value-type="float" office:value="0.35885106197005" calcext:value-type="float">
            <text:p>0.358851062</text:p>
          </table:table-cell>
          <table:table-cell table:formula="of:=[.L7]+[.M7]" office:value-type="float" office:value="1.30145042612644" calcext:value-type="float">
            <text:p>1.30145042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7" calcext:value-type="float">
            <text:p>0.37</text:p>
          </table:table-cell>
          <table:table-cell office:value-type="float" office:value="0.763006" calcext:value-type="float">
            <text:p>0.763006</text:p>
          </table:table-cell>
          <table:table-cell office:value-type="float" office:value="-0.393006" calcext:value-type="float">
            <text:p>-0.393006</text:p>
          </table:table-cell>
          <table:table-cell office:value-type="float" office:value="0.211236" calcext:value-type="float">
            <text:p>0.211236</text:p>
          </table:table-cell>
          <table:table-cell office:value-type="float" office:value="0.806069" calcext:value-type="float">
            <text:p>0.806069</text:p>
          </table:table-cell>
          <table:table-cell office:value-type="float" office:value="0.37931" calcext:value-type="float">
            <text:p>0.37931</text:p>
          </table:table-cell>
          <table:table-cell office:value-type="float" office:value="0.576923" calcext:value-type="float">
            <text:p>0.576923</text:p>
          </table:table-cell>
          <table:table-cell office:value-type="float" office:value="0.948387" calcext:value-type="float">
            <text:p>0.948387</text:p>
          </table:table-cell>
          <table:table-cell office:value-type="float" office:value="0.757143" calcext:value-type="float">
            <text:p>0.757143</text:p>
          </table:table-cell>
          <table:table-cell table:formula="of:=[.G8]/[.J8]" office:value-type="float" office:value="0.849936787408516" calcext:value-type="float">
            <text:p>0.8499367874</text:p>
          </table:table-cell>
          <table:table-cell office:value-type="float" office:value="0.369884041353036" calcext:value-type="float">
            <text:p>0.3698840414</text:p>
          </table:table-cell>
          <table:table-cell table:formula="of:=[.L8]*[.M8]" office:value-type="float" office:value="0.314378053821278" calcext:value-type="float">
            <text:p>0.3143780538</text:p>
          </table:table-cell>
          <table:table-cell table:formula="of:=[.L8]+[.M8]" office:value-type="float" office:value="1.21982082876155" calcext:value-type="float">
            <text:p>1.21982082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55325" calcext:value-type="float">
            <text:p>0.55325</text:p>
          </table:table-cell>
          <table:table-cell office:value-type="float" office:value="0.752113" calcext:value-type="float">
            <text:p>0.752113</text:p>
          </table:table-cell>
          <table:table-cell office:value-type="float" office:value="-0.198862" calcext:value-type="float">
            <text:p>-0.198862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863095" calcext:value-type="float">
            <text:p>0.863095</text:p>
          </table:table-cell>
          <table:table-cell office:value-type="float" office:value="0.579301" calcext:value-type="float">
            <text:p>0.579301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947368" calcext:value-type="float">
            <text:p>0.947368</text:p>
          </table:table-cell>
          <table:table-cell office:value-type="float" office:value="0.765193" calcext:value-type="float">
            <text:p>0.765193</text:p>
          </table:table-cell>
          <table:table-cell table:formula="of:=[.G9]/[.J9]" office:value-type="float" office:value="0.911045127131168" calcext:value-type="float">
            <text:p>0.9110451271</text:p>
          </table:table-cell>
          <table:table-cell office:value-type="float" office:value="0.368397397640783" calcext:value-type="float">
            <text:p>0.3683973976</text:p>
          </table:table-cell>
          <table:table-cell table:formula="of:=[.L9]*[.M9]" office:value-type="float" office:value="0.335626653968439" calcext:value-type="float">
            <text:p>0.335626654</text:p>
          </table:table-cell>
          <table:table-cell table:formula="of:=[.L9]+[.M9]" office:value-type="float" office:value="1.27944252477195" calcext:value-type="float">
            <text:p>1.27944252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460905" calcext:value-type="float">
            <text:p>0.460905</text:p>
          </table:table-cell>
          <table:table-cell office:value-type="float" office:value="0.763085" calcext:value-type="float">
            <text:p>0.763085</text:p>
          </table:table-cell>
          <table:table-cell office:value-type="float" office:value="-0.30218" calcext:value-type="float">
            <text:p>-0.30218</text:p>
          </table:table-cell>
          <table:table-cell office:value-type="float" office:value="0.367568" calcext:value-type="float">
            <text:p>0.367568</text:p>
          </table:table-cell>
          <table:table-cell office:value-type="float" office:value="0.821782" calcext:value-type="float">
            <text:p>0.821782</text:p>
          </table:table-cell>
          <table:table-cell office:value-type="float" office:value="0.478854" calcext:value-type="float">
            <text:p>0.478854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.953947" calcext:value-type="float">
            <text:p>0.953947</text:p>
          </table:table-cell>
          <table:table-cell office:value-type="float" office:value="0.766017" calcext:value-type="float">
            <text:p>0.766017</text:p>
          </table:table-cell>
          <table:table-cell table:formula="of:=[.G10]/[.J10]" office:value-type="float" office:value="0.861454567182454" calcext:value-type="float">
            <text:p>0.8614545672</text:p>
          </table:table-cell>
          <table:table-cell office:value-type="float" office:value="0.369531397235166" calcext:value-type="float">
            <text:p>0.3695313972</text:p>
          </table:table-cell>
          <table:table-cell table:formula="of:=[.L10]*[.M10]" office:value-type="float" office:value="0.318334509865547" calcext:value-type="float">
            <text:p>0.3183345099</text:p>
          </table:table-cell>
          <table:table-cell table:formula="of:=[.L10]+[.M10]" office:value-type="float" office:value="1.23098596441762" calcext:value-type="float">
            <text:p>1.2309859644</text:p>
          </table:table-cell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.</text:p>
          </table:table-cell>
          <table:table-cell table:number-columns-repeated="6"/>
        </table:table-row>
      </table:table>
      <table:table table:name="PETs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style-name="ce1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bgRatio</text:p>
          </table:table-cell>
          <table:table-cell table:style-name="ce1" office:value-type="string" calcext:value-type="string">
            <text:p>bg/fg</text:p>
          </table:table-cell>
          <table:table-cell table:style-name="ce1" office:value-type="string" calcext:value-type="string">
            <text:p>rH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V</text:p>
          </table:table-cell>
          <table:table-cell table:style-name="ce1" office:value-type="string" calcext:value-type="string">
            <text:p>bgrH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bgrH</text:p>
          </table:table-cell>
          <table:table-cell table:style-name="ce1" office:value-type="string" calcext:value-type="string">
            <text:p>rS/rbg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27974" calcext:value-type="float">
            <text:p>0.627974</text:p>
          </table:table-cell>
          <table:table-cell office:value-type="float" office:value="0.652153" calcext:value-type="float">
            <text:p>0.652153</text:p>
          </table:table-cell>
          <table:table-cell office:value-type="float" office:value="-0.024179" calcext:value-type="float">
            <text:p>-0.024179</text:p>
          </table:table-cell>
          <table:table-cell office:value-type="float" office:value="0.451857" calcext:value-type="float">
            <text:p>0.451857</text:p>
          </table:table-cell>
          <table:table-cell office:value-type="float" office:value="0.662155" calcext:value-type="float">
            <text:p>0.662155</text:p>
          </table:table-cell>
          <table:table-cell office:value-type="float" office:value="0.628307" calcext:value-type="float">
            <text:p>0.628307</text:p>
          </table:table-cell>
          <table:table-cell office:value-type="float" office:value="0.470103" calcext:value-type="float">
            <text:p>0.470103</text:p>
          </table:table-cell>
          <table:table-cell office:value-type="float" office:value="0.664785" calcext:value-type="float">
            <text:p>0.664785</text:p>
          </table:table-cell>
          <table:table-cell office:value-type="float" office:value="0.653884" calcext:value-type="float">
            <text:p>0.653884</text:p>
          </table:table-cell>
          <table:table-cell table:formula="of:=[.G3]/[.J3]" office:value-type="float" office:value="0.996043833720677" calcext:value-type="float">
            <text:p>0.99604383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615923" calcext:value-type="float">
            <text:p>0.615923</text:p>
          </table:table-cell>
          <table:table-cell office:value-type="float" office:value="0.646131" calcext:value-type="float">
            <text:p>0.646131</text:p>
          </table:table-cell>
          <table:table-cell office:value-type="float" office:value="-0.0302073" calcext:value-type="float">
            <text:p>-0.0302073</text:p>
          </table:table-cell>
          <table:table-cell office:value-type="float" office:value="0.439754" calcext:value-type="float">
            <text:p>0.439754</text:p>
          </table:table-cell>
          <table:table-cell office:value-type="float" office:value="0.645276" calcext:value-type="float">
            <text:p>0.645276</text:p>
          </table:table-cell>
          <table:table-cell office:value-type="float" office:value="0.617812" calcext:value-type="float">
            <text:p>0.617812</text:p>
          </table:table-cell>
          <table:table-cell office:value-type="float" office:value="0.457711" calcext:value-type="float">
            <text:p>0.457711</text:p>
          </table:table-cell>
          <table:table-cell office:value-type="float" office:value="0.656243" calcext:value-type="float">
            <text:p>0.656243</text:p>
          </table:table-cell>
          <table:table-cell office:value-type="float" office:value="0.653061" calcext:value-type="float">
            <text:p>0.653061</text:p>
          </table:table-cell>
          <table:table-cell table:formula="of:=[.G4]/[.J4]" office:value-type="float" office:value="0.98328820269321" calcext:value-type="float">
            <text:p>0.98328820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633442" calcext:value-type="float">
            <text:p>0.633442</text:p>
          </table:table-cell>
          <table:table-cell office:value-type="float" office:value="0.643088" calcext:value-type="float">
            <text:p>0.643088</text:p>
          </table:table-cell>
          <table:table-cell office:value-type="float" office:value="-0.00964528" calcext:value-type="float">
            <text:p>-0.00964528</text:p>
          </table:table-cell>
          <table:table-cell office:value-type="float" office:value="0.449761" calcext:value-type="float">
            <text:p>0.449761</text:p>
          </table:table-cell>
          <table:table-cell office:value-type="float" office:value="0.673451" calcext:value-type="float">
            <text:p>0.673451</text:p>
          </table:table-cell>
          <table:table-cell office:value-type="float" office:value="0.634279" calcext:value-type="float">
            <text:p>0.634279</text:p>
          </table:table-cell>
          <table:table-cell office:value-type="float" office:value="0.474974" calcext:value-type="float">
            <text:p>0.474974</text:p>
          </table:table-cell>
          <table:table-cell office:value-type="float" office:value="0.670522" calcext:value-type="float">
            <text:p>0.670522</text:p>
          </table:table-cell>
          <table:table-cell office:value-type="float" office:value="0.651615" calcext:value-type="float">
            <text:p>0.651615</text:p>
          </table:table-cell>
          <table:table-cell table:formula="of:=[.G5]/[.J5]" office:value-type="float" office:value="1.00436823847689" calcext:value-type="float">
            <text:p>1.00436823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636936" calcext:value-type="float">
            <text:p>0.636936</text:p>
          </table:table-cell>
          <table:table-cell office:value-type="float" office:value="0.642244" calcext:value-type="float">
            <text:p>0.642244</text:p>
          </table:table-cell>
          <table:table-cell office:value-type="float" office:value="-0.00530738" calcext:value-type="float">
            <text:p>-0.00530738</text:p>
          </table:table-cell>
          <table:table-cell office:value-type="float" office:value="0.441679" calcext:value-type="float">
            <text:p>0.441679</text:p>
          </table:table-cell>
          <table:table-cell office:value-type="float" office:value="0.657847" calcext:value-type="float">
            <text:p>0.657847</text:p>
          </table:table-cell>
          <table:table-cell office:value-type="float" office:value="0.638361" calcext:value-type="float">
            <text:p>0.638361</text:p>
          </table:table-cell>
          <table:table-cell office:value-type="float" office:value="0.46114" calcext:value-type="float">
            <text:p>0.46114</text:p>
          </table:table-cell>
          <table:table-cell office:value-type="float" office:value="0.671806" calcext:value-type="float">
            <text:p>0.671806</text:p>
          </table:table-cell>
          <table:table-cell office:value-type="float" office:value="0.64469" calcext:value-type="float">
            <text:p>0.64469</text:p>
          </table:table-cell>
          <table:table-cell table:formula="of:=[.G6]/[.J6]" office:value-type="float" office:value="0.979221680068353" calcext:value-type="float">
            <text:p>0.97922168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598197" calcext:value-type="float">
            <text:p>0.598197</text:p>
          </table:table-cell>
          <table:table-cell office:value-type="float" office:value="0.641344" calcext:value-type="float">
            <text:p>0.641344</text:p>
          </table:table-cell>
          <table:table-cell office:value-type="float" office:value="-0.0431467" calcext:value-type="float">
            <text:p>-0.0431467</text:p>
          </table:table-cell>
          <table:table-cell office:value-type="float" office:value="0.422581" calcext:value-type="float">
            <text:p>0.422581</text:p>
          </table:table-cell>
          <table:table-cell office:value-type="float" office:value="0.613892" calcext:value-type="float">
            <text:p>0.613892</text:p>
          </table:table-cell>
          <table:table-cell office:value-type="float" office:value="0.598054" calcext:value-type="float">
            <text:p>0.598054</text:p>
          </table:table-cell>
          <table:table-cell office:value-type="float" office:value="0.467437" calcext:value-type="float">
            <text:p>0.467437</text:p>
          </table:table-cell>
          <table:table-cell office:value-type="float" office:value="0.658812" calcext:value-type="float">
            <text:p>0.658812</text:p>
          </table:table-cell>
          <table:table-cell office:value-type="float" office:value="0.643206" calcext:value-type="float">
            <text:p>0.643206</text:p>
          </table:table-cell>
          <table:table-cell table:formula="of:=[.G7]/[.J7]" office:value-type="float" office:value="0.931816663934476" calcext:value-type="float">
            <text:p>0.93181666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598072" calcext:value-type="float">
            <text:p>0.598072</text:p>
          </table:table-cell>
          <table:table-cell office:value-type="float" office:value="0.640953" calcext:value-type="float">
            <text:p>0.640953</text:p>
          </table:table-cell>
          <table:table-cell office:value-type="float" office:value="-0.0428817" calcext:value-type="float">
            <text:p>-0.0428817</text:p>
          </table:table-cell>
          <table:table-cell office:value-type="float" office:value="0.42439" calcext:value-type="float">
            <text:p>0.42439</text:p>
          </table:table-cell>
          <table:table-cell office:value-type="float" office:value="0.626051" calcext:value-type="float">
            <text:p>0.626051</text:p>
          </table:table-cell>
          <table:table-cell office:value-type="float" office:value="0.602485" calcext:value-type="float">
            <text:p>0.602485</text:p>
          </table:table-cell>
          <table:table-cell office:value-type="float" office:value="0.478624" calcext:value-type="float">
            <text:p>0.478624</text:p>
          </table:table-cell>
          <table:table-cell office:value-type="float" office:value="0.660153" calcext:value-type="float">
            <text:p>0.660153</text:p>
          </table:table-cell>
          <table:table-cell office:value-type="float" office:value="0.643498" calcext:value-type="float">
            <text:p>0.643498</text:p>
          </table:table-cell>
          <table:table-cell table:formula="of:=[.G8]/[.J8]" office:value-type="float" office:value="0.948342278229441" calcext:value-type="float">
            <text:p>0.94834227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599524" calcext:value-type="float">
            <text:p>0.599524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-0.0433328" calcext:value-type="float">
            <text:p>-0.0433328</text:p>
          </table:table-cell>
          <table:table-cell office:value-type="float" office:value="0.448468" calcext:value-type="float">
            <text:p>0.448468</text:p>
          </table:table-cell>
          <table:table-cell office:value-type="float" office:value="0.632445" calcext:value-type="float">
            <text:p>0.632445</text:p>
          </table:table-cell>
          <table:table-cell office:value-type="float" office:value="0.605761" calcext:value-type="float">
            <text:p>0.605761</text:p>
          </table:table-cell>
          <table:table-cell office:value-type="float" office:value="0.46473" calcext:value-type="float">
            <text:p>0.46473</text:p>
          </table:table-cell>
          <table:table-cell office:value-type="float" office:value="0.673262" calcext:value-type="float">
            <text:p>0.673262</text:p>
          </table:table-cell>
          <table:table-cell office:value-type="float" office:value="0.639702" calcext:value-type="float">
            <text:p>0.639702</text:p>
          </table:table-cell>
          <table:table-cell table:formula="of:=[.G9]/[.J9]" office:value-type="float" office:value="0.939374270343492" calcext:value-type="float">
            <text:p>0.93937427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637262" calcext:value-type="float">
            <text:p>0.637262</text:p>
          </table:table-cell>
          <table:table-cell office:value-type="float" office:value="0.642345" calcext:value-type="float">
            <text:p>0.642345</text:p>
          </table:table-cell>
          <table:table-cell office:value-type="float" office:value="-0.00508261" calcext:value-type="float">
            <text:p>-0.00508261</text:p>
          </table:table-cell>
          <table:table-cell office:value-type="float" office:value="0.421306" calcext:value-type="float">
            <text:p>0.421306</text:p>
          </table:table-cell>
          <table:table-cell office:value-type="float" office:value="0.633522" calcext:value-type="float">
            <text:p>0.633522</text:p>
          </table:table-cell>
          <table:table-cell office:value-type="float" office:value="0.636105" calcext:value-type="float">
            <text:p>0.636105</text:p>
          </table:table-cell>
          <table:table-cell office:value-type="float" office:value="0.453674" calcext:value-type="float">
            <text:p>0.453674</text:p>
          </table:table-cell>
          <table:table-cell office:value-type="float" office:value="0.666502" calcext:value-type="float">
            <text:p>0.666502</text:p>
          </table:table-cell>
          <table:table-cell office:value-type="float" office:value="0.643096" calcext:value-type="float">
            <text:p>0.643096</text:p>
          </table:table-cell>
          <table:table-cell table:formula="of:=[.G10]/[.J10]" office:value-type="float" office:value="0.950517777891139" calcext:value-type="float">
            <text:p>0.950517777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680699" calcext:value-type="float">
            <text:p>0.680699</text:p>
          </table:table-cell>
          <table:table-cell office:value-type="float" office:value="0.652075" calcext:value-type="float">
            <text:p>0.652075</text:p>
          </table:table-cell>
          <table:table-cell office:value-type="float" office:value="0.0286233" calcext:value-type="float">
            <text:p>0.0286233</text:p>
          </table:table-cell>
          <table:table-cell office:value-type="float" office:value="0.537992" calcext:value-type="float">
            <text:p>0.537992</text:p>
          </table:table-cell>
          <table:table-cell office:value-type="float" office:value="0.642258" calcext:value-type="float">
            <text:p>0.642258</text:p>
          </table:table-cell>
          <table:table-cell office:value-type="float" office:value="0.68288" calcext:value-type="float">
            <text:p>0.68288</text:p>
          </table:table-cell>
          <table:table-cell office:value-type="float" office:value="0.422566" calcext:value-type="float">
            <text:p>0.422566</text:p>
          </table:table-cell>
          <table:table-cell office:value-type="float" office:value="0.656615" calcext:value-type="float">
            <text:p>0.656615</text:p>
          </table:table-cell>
          <table:table-cell office:value-type="float" office:value="0.649672" calcext:value-type="float">
            <text:p>0.649672</text:p>
          </table:table-cell>
          <table:table-cell table:formula="of:=[.G11]/[.J11]" office:value-type="float" office:value="0.978134827867167" calcext:value-type="float">
            <text:p>0.978134827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72154" calcext:value-type="float">
            <text:p>0.672154</text:p>
          </table:table-cell>
          <table:table-cell office:value-type="float" office:value="0.65799" calcext:value-type="float">
            <text:p>0.65799</text:p>
          </table:table-cell>
          <table:table-cell office:value-type="float" office:value="0.0141643" calcext:value-type="float">
            <text:p>0.0141643</text:p>
          </table:table-cell>
          <table:table-cell office:value-type="float" office:value="0.520429" calcext:value-type="float">
            <text:p>0.520429</text:p>
          </table:table-cell>
          <table:table-cell office:value-type="float" office:value="0.631459" calcext:value-type="float">
            <text:p>0.631459</text:p>
          </table:table-cell>
          <table:table-cell office:value-type="float" office:value="0.673453" calcext:value-type="float">
            <text:p>0.673453</text:p>
          </table:table-cell>
          <table:table-cell office:value-type="float" office:value="0.380313" calcext:value-type="float">
            <text:p>0.380313</text:p>
          </table:table-cell>
          <table:table-cell office:value-type="float" office:value="0.668132" calcext:value-type="float">
            <text:p>0.668132</text:p>
          </table:table-cell>
          <table:table-cell office:value-type="float" office:value="0.655742" calcext:value-type="float">
            <text:p>0.655742</text:p>
          </table:table-cell>
          <table:table-cell table:formula="of:=[.G12]/[.J12]" office:value-type="float" office:value="0.945111145701748" calcext:value-type="float">
            <text:p>0.945111145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658734" calcext:value-type="float">
            <text:p>0.658734</text:p>
          </table:table-cell>
          <table:table-cell office:value-type="float" office:value="-0.0183343" calcext:value-type="float">
            <text:p>-0.0183343</text:p>
          </table:table-cell>
          <table:table-cell office:value-type="float" office:value="0.484444" calcext:value-type="float">
            <text:p>0.484444</text:p>
          </table:table-cell>
          <table:table-cell office:value-type="float" office:value="0.657971" calcext:value-type="float">
            <text:p>0.657971</text:p>
          </table:table-cell>
          <table:table-cell office:value-type="float" office:value="0.641655" calcext:value-type="float">
            <text:p>0.641655</text:p>
          </table:table-cell>
          <table:table-cell office:value-type="float" office:value="0.414141" calcext:value-type="float">
            <text:p>0.414141</text:p>
          </table:table-cell>
          <table:table-cell office:value-type="float" office:value="0.670594" calcext:value-type="float">
            <text:p>0.670594</text:p>
          </table:table-cell>
          <table:table-cell office:value-type="float" office:value="0.660994" calcext:value-type="float">
            <text:p>0.660994</text:p>
          </table:table-cell>
          <table:table-cell table:formula="of:=[.G13]/[.J13]" office:value-type="float" office:value="0.981176389887175" calcext:value-type="float">
            <text:p>0.98117638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68" calcext:value-type="float">
            <text:p>0.68</text:p>
          </table:table-cell>
          <table:table-cell office:value-type="float" office:value="0.651503" calcext:value-type="float">
            <text:p>0.651503</text:p>
          </table:table-cell>
          <table:table-cell office:value-type="float" office:value="0.0284972" calcext:value-type="float">
            <text:p>0.0284972</text:p>
          </table:table-cell>
          <table:table-cell office:value-type="float" office:value="0.528711" calcext:value-type="float">
            <text:p>0.528711</text:p>
          </table:table-cell>
          <table:table-cell office:value-type="float" office:value="0.64056" calcext:value-type="float">
            <text:p>0.64056</text:p>
          </table:table-cell>
          <table:table-cell office:value-type="float" office:value="0.676534" calcext:value-type="float">
            <text:p>0.676534</text:p>
          </table:table-cell>
          <table:table-cell office:value-type="float" office:value="0.353635" calcext:value-type="float">
            <text:p>0.353635</text:p>
          </table:table-cell>
          <table:table-cell office:value-type="float" office:value="0.683437" calcext:value-type="float">
            <text:p>0.683437</text:p>
          </table:table-cell>
          <table:table-cell office:value-type="float" office:value="0.649986" calcext:value-type="float">
            <text:p>0.649986</text:p>
          </table:table-cell>
          <table:table-cell table:formula="of:=[.G14]/[.J14]" office:value-type="float" office:value="0.937262688440924" calcext:value-type="float">
            <text:p>0.93726268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3:18:44.539873787</meta:creation-date>
    <dc:date>2017-02-13T16:02:07.703705090</dc:date>
    <meta:editing-duration>PT2H27M42S</meta:editing-duration>
    <meta:editing-cycles>8</meta:editing-cycles>
    <meta:generator>LibreOffice/4.2.8.2$Linux_X86_64 LibreOffice_project/420m0$Build-2</meta:generator>
    <meta:document-statistic meta:table-count="3" meta:cell-count="57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title svg:x="4.926cm" svg:y="0.316cm" chart:style-name="ch2">
          <text:p>coneR1 v. LowC ratio, bgRatio</text:p>
        </chart:title>
        <chart:plot-area chart:style-name="ch3" table:cell-range-address="aton_room.B3:aton_room.D24" svg:x="0.319cm" svg:y="1.301cm" svg:width="15.361cm" svg:height="7.525cm">
          <chartooo:coordinate-region svg:x="1.046cm" svg:y="1.501cm" svg:width="13.721cm" svg:height="6.6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aton_room.B3:aton_room.B24" chart:class="chart:line">
            <chart:data-point chart:repeated="22"/>
          </chart:series>
          <chart:series chart:attached-axis="secondary-y" chart:style-name="ch8" chart:values-cell-range-address="aton_room.C3:aton_room.C24" chart:class="chart:line">
            <chart:data-point chart:repeated="22"/>
          </chart:series>
          <chart:series chart:attached-axis="secondary-y" chart:style-name="ch9" chart:values-cell-range-address="aton_room.D3:aton_room.D24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ton_room.B3:aton_room.B24</svg:desc>
                </draw:g>
              </table:table-cell>
              <table:table-cell office:value-type="float" office:value="0.211949">
                <text:p>0.211949</text:p>
                <draw:g>
                  <svg:desc>aton_room.C3:aton_room.C24</svg:desc>
                </draw:g>
              </table:table-cell>
              <table:table-cell office:value-type="float" office:value="0.212025">
                <text:p>0.212025</text:p>
                <draw:g>
                  <svg:desc>aton_room.D3:aton_room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206044">
                <text:p>0.206044</text:p>
              </table:table-cell>
              <table:table-cell office:value-type="float" office:value="0.212963">
                <text:p>0.21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207334">
                <text:p>0.207334</text:p>
              </table:table-cell>
              <table:table-cell office:value-type="float" office:value="0.211599">
                <text:p>0.211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226225">
                <text:p>0.226225</text:p>
              </table:table-cell>
              <table:table-cell office:value-type="float" office:value="0.224924">
                <text:p>0.224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209564">
                <text:p>0.209564</text:p>
              </table:table-cell>
              <table:table-cell office:value-type="float" office:value="0.221719">
                <text:p>0.221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195021">
                <text:p>0.195021</text:p>
              </table:table-cell>
              <table:table-cell office:value-type="float" office:value="0.219474">
                <text:p>0.219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213986">
                <text:p>0.213986</text:p>
              </table:table-cell>
              <table:table-cell office:value-type="float" office:value="0.219365">
                <text:p>0.219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208093">
                <text:p>0.208093</text:p>
              </table:table-cell>
              <table:table-cell office:value-type="float" office:value="0.218425">
                <text:p>0.218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223577">
                <text:p>0.223577</text:p>
              </table:table-cell>
              <table:table-cell office:value-type="float" office:value="0.223903">
                <text:p>0.223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20274">
                <text:p>0.20274</text:p>
              </table:table-cell>
              <table:table-cell office:value-type="float" office:value="0.227139">
                <text:p>0.227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225035">
                <text:p>0.225035</text:p>
              </table:table-cell>
              <table:table-cell office:value-type="float" office:value="0.218513">
                <text:p>0.218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247978">
                <text:p>0.247978</text:p>
              </table:table-cell>
              <table:table-cell office:value-type="float" office:value="0.205357">
                <text:p>0.2053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224784">
                <text:p>0.224784</text:p>
              </table:table-cell>
              <table:table-cell office:value-type="float" office:value="0.216176">
                <text:p>0.216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198786">
                <text:p>0.198786</text:p>
              </table:table-cell>
              <table:table-cell office:value-type="float" office:value="0.217778">
                <text:p>0.21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209573">
                <text:p>0.209573</text:p>
              </table:table-cell>
              <table:table-cell office:value-type="float" office:value="0.212894">
                <text:p>0.2128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19973">
                <text:p>0.19973</text:p>
              </table:table-cell>
              <table:table-cell office:value-type="float" office:value="0.212166">
                <text:p>0.212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181696">
                <text:p>0.181696</text:p>
              </table:table-cell>
              <table:table-cell office:value-type="float" office:value="0.22434">
                <text:p>0.22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188022">
                <text:p>0.188022</text:p>
              </table:table-cell>
              <table:table-cell office:value-type="float" office:value="0.217523">
                <text:p>0.2175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244573">
                <text:p>0.244573</text:p>
              </table:table-cell>
              <table:table-cell office:value-type="float" office:value="0.227205">
                <text:p>0.227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22238">
                <text:p>0.22238</text:p>
              </table:table-cell>
              <table:table-cell office:value-type="float" office:value="0.239291">
                <text:p>0.239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211127">
                <text:p>0.211127</text:p>
              </table:table-cell>
              <table:table-cell office:value-type="float" office:value="0.247813">
                <text:p>0.2478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212121">
                <text:p>0.212121</text:p>
              </table:table-cell>
              <table:table-cell office:value-type="float" office:value="0.212308">
                <text:p>0.212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5cm" svg:y="0.316cm" chart:style-name="ch2">
          <text:p>coneR1 v. bgRatio/fgRatio</text:p>
        </chart:title>
        <chart:plot-area chart:style-name="ch3" table:cell-range-address="aton_room.B3:aton_room.B24 aton_room.E3:aton_room.E24" svg:x="0.32cm" svg:y="1.301cm" svg:width="15.36cm" svg:height="7.519cm">
          <chartooo:coordinate-region svg:x="1.047cm" svg:y="1.5cm" svg:width="13.905cm" svg:height="6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aton_room.B3:aton_room.B24" chart:class="chart:line">
            <chart:data-point chart:repeated="22"/>
          </chart:series>
          <chart:series chart:attached-axis="secondary-y" chart:style-name="ch8" chart:values-cell-range-address="aton_room.E3:aton_room.E2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ton_room.B3:aton_room.B24</svg:desc>
                </draw:g>
              </table:table-cell>
              <table:table-cell office:value-type="float" office:value="0.999641551703808">
                <text:p>0.999641551703808</text:p>
                <draw:g>
                  <svg:desc>aton_room.E3:aton_room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967510788258993">
                <text:p>0.967510788258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979843950113186">
                <text:p>0.979843950113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1.00578417598833">
                <text:p>1.00578417598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945178356388041">
                <text:p>0.945178356388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888583613548757">
                <text:p>0.888583613548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975479224124177">
                <text:p>0.975479224124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952697722330319">
                <text:p>0.952697722330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998544012362496">
                <text:p>0.998544012362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892581194775006">
                <text:p>0.892581194775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1.0298471944461">
                <text:p>1.0298471944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1.20754588351018">
                <text:p>1.20754588351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1.03981940640959">
                <text:p>1.039819406409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912791925722525">
                <text:p>0.912791925722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984400687666162">
                <text:p>0.984400687666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941385518886155">
                <text:p>0.941385518886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809913524115182">
                <text:p>0.809913524115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864377560074107">
                <text:p>0.864377560074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1.07644197970995">
                <text:p>1.07644197970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929328725275919">
                <text:p>0.9293287252759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851960954429348">
                <text:p>0.8519609544293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999119204175067">
                <text:p>0.9991192041750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42cm" svg:y="0.316cm" chart:style-name="ch2">
          <text:p>coneR1 v. rHSV</text:p>
        </chart:title>
        <chart:plot-area chart:style-name="ch3" table:cell-range-address="aton_room.B3:aton_room.B24 aton_room.F3:aton_room.H24" svg:x="0.32cm" svg:y="1.301cm" svg:width="15.36cm" svg:height="7.519cm">
          <chartooo:coordinate-region svg:x="1.047cm" svg:y="1.5cm" svg:width="13.905cm" svg:height="6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aton_room.B3:aton_room.B24" chart:class="chart:line">
            <chart:data-point chart:repeated="22"/>
          </chart:series>
          <chart:series chart:attached-axis="secondary-y" chart:style-name="ch8" chart:values-cell-range-address="aton_room.F3:aton_room.F24" chart:class="chart:line">
            <chart:data-point chart:repeated="22"/>
          </chart:series>
          <chart:series chart:attached-axis="secondary-y" chart:style-name="ch9" chart:values-cell-range-address="aton_room.G3:aton_room.G24" chart:class="chart:line">
            <chart:data-point chart:repeated="22"/>
          </chart:series>
          <chart:series chart:attached-axis="secondary-y" chart:style-name="ch10" chart:values-cell-range-address="aton_room.H3:aton_room.H24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ton_room.B3:aton_room.B24</svg:desc>
                </draw:g>
              </table:table-cell>
              <table:table-cell office:value-type="float" office:value="0.313233">
                <text:p>0.313233</text:p>
                <draw:g>
                  <svg:desc>aton_room.F3:aton_room.F24</svg:desc>
                </draw:g>
              </table:table-cell>
              <table:table-cell office:value-type="float" office:value="0.577534">
                <text:p>0.577534</text:p>
                <draw:g>
                  <svg:desc>aton_room.G3:aton_room.G24</svg:desc>
                </draw:g>
              </table:table-cell>
              <table:table-cell office:value-type="float" office:value="0.22567">
                <text:p>0.22567</text:p>
                <draw:g>
                  <svg:desc>aton_room.H3:aton_room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390516">
                <text:p>0.390516</text:p>
              </table:table-cell>
              <table:table-cell office:value-type="float" office:value="0.606024">
                <text:p>0.606024</text:p>
              </table:table-cell>
              <table:table-cell office:value-type="float" office:value="0.247694">
                <text:p>0.247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377099">
                <text:p>0.377099</text:p>
              </table:table-cell>
              <table:table-cell office:value-type="float" office:value="0.615108">
                <text:p>0.615108</text:p>
              </table:table-cell>
              <table:table-cell office:value-type="float" office:value="0.256705">
                <text:p>0.256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407937">
                <text:p>0.407937</text:p>
              </table:table-cell>
              <table:table-cell office:value-type="float" office:value="0.608426">
                <text:p>0.608426</text:p>
              </table:table-cell>
              <table:table-cell office:value-type="float" office:value="0.243056">
                <text:p>0.243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3904">
                <text:p>0.3904</text:p>
              </table:table-cell>
              <table:table-cell office:value-type="float" office:value="0.592771">
                <text:p>0.592771</text:p>
              </table:table-cell>
              <table:table-cell office:value-type="float" office:value="0.231076">
                <text:p>0.231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309278">
                <text:p>0.309278</text:p>
              </table:table-cell>
              <table:table-cell office:value-type="float" office:value="0.593393">
                <text:p>0.593393</text:p>
              </table:table-cell>
              <table:table-cell office:value-type="float" office:value="0.241096">
                <text:p>0.241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376451">
                <text:p>0.376451</text:p>
              </table:table-cell>
              <table:table-cell office:value-type="float" office:value="0.60425">
                <text:p>0.60425</text:p>
              </table:table-cell>
              <table:table-cell office:value-type="float" office:value="0.259973">
                <text:p>0.259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361702">
                <text:p>0.361702</text:p>
              </table:table-cell>
              <table:table-cell office:value-type="float" office:value="0.586476">
                <text:p>0.586476</text:p>
              </table:table-cell>
              <table:table-cell office:value-type="float" office:value="0.244565">
                <text:p>0.244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334992">
                <text:p>0.334992</text:p>
              </table:table-cell>
              <table:table-cell office:value-type="float" office:value="0.581306">
                <text:p>0.581306</text:p>
              </table:table-cell>
              <table:table-cell office:value-type="float" office:value="0.253425">
                <text:p>0.253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433333">
                <text:p>0.433333</text:p>
              </table:table-cell>
              <table:table-cell office:value-type="float" office:value="0.598765">
                <text:p>0.598765</text:p>
              </table:table-cell>
              <table:table-cell office:value-type="float" office:value="0.240559">
                <text:p>0.240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376106">
                <text:p>0.376106</text:p>
              </table:table-cell>
              <table:table-cell office:value-type="float" office:value="0.624413">
                <text:p>0.624413</text:p>
              </table:table-cell>
              <table:table-cell office:value-type="float" office:value="0.247606">
                <text:p>0.247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401869">
                <text:p>0.401869</text:p>
              </table:table-cell>
              <table:table-cell office:value-type="float" office:value="0.611809">
                <text:p>0.611809</text:p>
              </table:table-cell>
              <table:table-cell office:value-type="float" office:value="0.259973">
                <text:p>0.2599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377676">
                <text:p>0.377676</text:p>
              </table:table-cell>
              <table:table-cell office:value-type="float" office:value="0.612745">
                <text:p>0.612745</text:p>
              </table:table-cell>
              <table:table-cell office:value-type="float" office:value="0.279948">
                <text:p>0.279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332149">
                <text:p>0.332149</text:p>
              </table:table-cell>
              <table:table-cell office:value-type="float" office:value="0.567222">
                <text:p>0.567222</text:p>
              </table:table-cell>
              <table:table-cell office:value-type="float" office:value="0.268722">
                <text:p>0.2687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290816">
                <text:p>0.290816</text:p>
              </table:table-cell>
              <table:table-cell office:value-type="float" office:value="0.583535">
                <text:p>0.583535</text:p>
              </table:table-cell>
              <table:table-cell office:value-type="float" office:value="0.267974">
                <text:p>0.267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35221">
                <text:p>0.35221</text:p>
              </table:table-cell>
              <table:table-cell office:value-type="float" office:value="0.606658">
                <text:p>0.606658</text:p>
              </table:table-cell>
              <table:table-cell office:value-type="float" office:value="0.233957">
                <text:p>0.2339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38565">
                <text:p>0.38565</text:p>
              </table:table-cell>
              <table:table-cell office:value-type="float" office:value="0.569194">
                <text:p>0.569194</text:p>
              </table:table-cell>
              <table:table-cell office:value-type="float" office:value="0.223861">
                <text:p>0.2238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336">
                <text:p>0.336</text:p>
              </table:table-cell>
              <table:table-cell office:value-type="float" office:value="0.589928">
                <text:p>0.589928</text:p>
              </table:table-cell>
              <table:table-cell office:value-type="float" office:value="0.246736">
                <text:p>0.2467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385432">
                <text:p>0.385432</text:p>
              </table:table-cell>
              <table:table-cell office:value-type="float" office:value="0.599269">
                <text:p>0.599269</text:p>
              </table:table-cell>
              <table:table-cell office:value-type="float" office:value="0.256516">
                <text:p>0.256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371935">
                <text:p>0.371935</text:p>
              </table:table-cell>
              <table:table-cell office:value-type="float" office:value="0.573443">
                <text:p>0.573443</text:p>
              </table:table-cell>
              <table:table-cell office:value-type="float" office:value="0.248957">
                <text:p>0.248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35982">
                <text:p>0.35982</text:p>
              </table:table-cell>
              <table:table-cell office:value-type="float" office:value="0.610108">
                <text:p>0.610108</text:p>
              </table:table-cell>
              <table:table-cell office:value-type="float" office:value="0.246196">
                <text:p>0.246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373333">
                <text:p>0.373333</text:p>
              </table:table-cell>
              <table:table-cell office:value-type="float" office:value="0.598817">
                <text:p>0.598817</text:p>
              </table:table-cell>
              <table:table-cell office:value-type="float" office:value="0.244842">
                <text:p>0.2448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04cm" svg:y="0.316cm" chart:style-name="ch2">
          <text:p>coneR1 v. bgrHSV</text:p>
        </chart:title>
        <chart:plot-area chart:style-name="ch3" table:cell-range-address="aton_room.B3:aton_room.B24 aton_room.I3:aton_room.K24" svg:x="0.32cm" svg:y="1.301cm" svg:width="15.36cm" svg:height="7.519cm">
          <chartooo:coordinate-region svg:x="1.047cm" svg:y="1.5cm" svg:width="13.905cm" svg:height="6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aton_room.B3:aton_room.B24" chart:class="chart:line">
            <chart:data-point chart:repeated="22"/>
          </chart:series>
          <chart:series chart:attached-axis="secondary-y" chart:style-name="ch8" chart:values-cell-range-address="aton_room.I3:aton_room.I24" chart:class="chart:line">
            <chart:data-point chart:repeated="22"/>
          </chart:series>
          <chart:series chart:attached-axis="secondary-y" chart:style-name="ch9" chart:values-cell-range-address="aton_room.J3:aton_room.J24" chart:class="chart:line">
            <chart:data-point chart:repeated="22"/>
          </chart:series>
          <chart:series chart:attached-axis="secondary-y" chart:style-name="ch10" chart:values-cell-range-address="aton_room.K3:aton_room.K24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ton_room.B3:aton_room.B24</svg:desc>
                </draw:g>
              </table:table-cell>
              <table:table-cell office:value-type="float" office:value="0.358575">
                <text:p>0.358575</text:p>
                <draw:g>
                  <svg:desc>aton_room.I3:aton_room.I24</svg:desc>
                </draw:g>
              </table:table-cell>
              <table:table-cell office:value-type="float" office:value="0.603015">
                <text:p>0.603015</text:p>
                <draw:g>
                  <svg:desc>aton_room.J3:aton_room.J24</svg:desc>
                </draw:g>
              </table:table-cell>
              <table:table-cell office:value-type="float" office:value="0.251524">
                <text:p>0.251524</text:p>
                <draw:g>
                  <svg:desc>aton_room.K3:aton_room.K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347732">
                <text:p>0.347732</text:p>
              </table:table-cell>
              <table:table-cell office:value-type="float" office:value="0.588533">
                <text:p>0.588533</text:p>
              </table:table-cell>
              <table:table-cell office:value-type="float" office:value="0.252239">
                <text:p>0.252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333333">
                <text:p>0.333333</text:p>
              </table:table-cell>
              <table:table-cell office:value-type="float" office:value="0.59306">
                <text:p>0.59306</text:p>
              </table:table-cell>
              <table:table-cell office:value-type="float" office:value="0.284875">
                <text:p>0.284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403846">
                <text:p>0.403846</text:p>
              </table:table-cell>
              <table:table-cell office:value-type="float" office:value="0.621118">
                <text:p>0.621118</text:p>
              </table:table-cell>
              <table:table-cell office:value-type="float" office:value="0.258475">
                <text:p>0.258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337029">
                <text:p>0.337029</text:p>
              </table:table-cell>
              <table:table-cell office:value-type="float" office:value="0.593893">
                <text:p>0.593893</text:p>
              </table:table-cell>
              <table:table-cell office:value-type="float" office:value="0.256677">
                <text:p>0.2566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319249">
                <text:p>0.319249</text:p>
              </table:table-cell>
              <table:table-cell office:value-type="float" office:value="0.575806">
                <text:p>0.575806</text:p>
              </table:table-cell>
              <table:table-cell office:value-type="float" office:value="0.25942">
                <text:p>0.25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350588">
                <text:p>0.350588</text:p>
              </table:table-cell>
              <table:table-cell office:value-type="float" office:value="0.589869">
                <text:p>0.589869</text:p>
              </table:table-cell>
              <table:table-cell office:value-type="float" office:value="0.274286">
                <text:p>0.27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325792">
                <text:p>0.325792</text:p>
              </table:table-cell>
              <table:table-cell office:value-type="float" office:value="0.608065">
                <text:p>0.608065</text:p>
              </table:table-cell>
              <table:table-cell office:value-type="float" office:value="0.251135">
                <text:p>0.251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344671">
                <text:p>0.344671</text:p>
              </table:table-cell>
              <table:table-cell office:value-type="float" office:value="0.611465">
                <text:p>0.611465</text:p>
              </table:table-cell>
              <table:table-cell office:value-type="float" office:value="0.272864">
                <text:p>0.272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328767">
                <text:p>0.328767</text:p>
              </table:table-cell>
              <table:table-cell office:value-type="float" office:value="0.586601">
                <text:p>0.586601</text:p>
              </table:table-cell>
              <table:table-cell office:value-type="float" office:value="0.28098">
                <text:p>0.28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317697">
                <text:p>0.317697</text:p>
              </table:table-cell>
              <table:table-cell office:value-type="float" office:value="0.586478">
                <text:p>0.586478</text:p>
              </table:table-cell>
              <table:table-cell office:value-type="float" office:value="0.26015">
                <text:p>0.26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347162">
                <text:p>0.347162</text:p>
              </table:table-cell>
              <table:table-cell office:value-type="float" office:value="0.583062">
                <text:p>0.583062</text:p>
              </table:table-cell>
              <table:table-cell office:value-type="float" office:value="0.247748">
                <text:p>0.247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341067">
                <text:p>0.341067</text:p>
              </table:table-cell>
              <table:table-cell office:value-type="float" office:value="0.584437">
                <text:p>0.584437</text:p>
              </table:table-cell>
              <table:table-cell office:value-type="float" office:value="0.254731">
                <text:p>0.2547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285714">
                <text:p>0.285714</text:p>
              </table:table-cell>
              <table:table-cell office:value-type="float" office:value="0.57868">
                <text:p>0.57868</text:p>
              </table:table-cell>
              <table:table-cell office:value-type="float" office:value="0.26393">
                <text:p>0.26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290541">
                <text:p>0.290541</text:p>
              </table:table-cell>
              <table:table-cell office:value-type="float" office:value="0.587436">
                <text:p>0.587436</text:p>
              </table:table-cell>
              <table:table-cell office:value-type="float" office:value="0.254086">
                <text:p>0.2540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294253">
                <text:p>0.294253</text:p>
              </table:table-cell>
              <table:table-cell office:value-type="float" office:value="0.576052">
                <text:p>0.576052</text:p>
              </table:table-cell>
              <table:table-cell office:value-type="float" office:value="0.265988">
                <text:p>0.265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328321">
                <text:p>0.328321</text:p>
              </table:table-cell>
              <table:table-cell office:value-type="float" office:value="0.572123">
                <text:p>0.572123</text:p>
              </table:table-cell>
              <table:table-cell office:value-type="float" office:value="0.264179">
                <text:p>0.2641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324074">
                <text:p>0.324074</text:p>
              </table:table-cell>
              <table:table-cell office:value-type="float" office:value="0.551324">
                <text:p>0.551324</text:p>
              </table:table-cell>
              <table:table-cell office:value-type="float" office:value="0.266955">
                <text:p>0.266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306763">
                <text:p>0.306763</text:p>
              </table:table-cell>
              <table:table-cell office:value-type="float" office:value="0.580328">
                <text:p>0.580328</text:p>
              </table:table-cell>
              <table:table-cell office:value-type="float" office:value="0.254758">
                <text:p>0.254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330317">
                <text:p>0.330317</text:p>
              </table:table-cell>
              <table:table-cell office:value-type="float" office:value="0.580537">
                <text:p>0.580537</text:p>
              </table:table-cell>
              <table:table-cell office:value-type="float" office:value="0.255988">
                <text:p>0.255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338462">
                <text:p>0.338462</text:p>
              </table:table-cell>
              <table:table-cell office:value-type="float" office:value="0.595161">
                <text:p>0.595161</text:p>
              </table:table-cell>
              <table:table-cell office:value-type="float" office:value="0.277126">
                <text:p>0.2771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329571">
                <text:p>0.329571</text:p>
              </table:table-cell>
              <table:table-cell office:value-type="float" office:value="0.599684">
                <text:p>0.599684</text:p>
              </table:table-cell>
              <table:table-cell office:value-type="float" office:value="0.258544">
                <text:p>0.2585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coneR1 v. rS/bgrS</text:p>
        </chart:title>
        <chart:plot-area chart:style-name="ch3" table:cell-range-address="aton_room.B3:aton_room.B24 aton_room.L3:aton_room.L24" svg:x="0.32cm" svg:y="1.301cm" svg:width="15.36cm" svg:height="7.519cm">
          <chartooo:coordinate-region svg:x="1.047cm" svg:y="1.501cm" svg:width="14.446cm" svg:height="6.6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ton_room.B3:aton_room.B24" chart:class="chart:line">
            <chart:data-point chart:repeated="22"/>
          </chart:series>
          <chart:series chart:style-name="ch7" chart:values-cell-range-address="aton_room.L3:aton_room.L24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ton_room.B3:aton_room.B24</svg:desc>
                </draw:g>
              </table:table-cell>
              <table:table-cell office:value-type="float" office:value="0.957744003051334">
                <text:p>0.957744003051334</text:p>
                <draw:g>
                  <svg:desc>aton_room.L3:aton_room.L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1.02971965888064">
                <text:p>1.02971965888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1.0371766768961">
                <text:p>1.0371766768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979565879591318">
                <text:p>0.979565879591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998110770795413">
                <text:p>0.998110770795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1.03054327325523">
                <text:p>1.03054327325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1.02437998945529">
                <text:p>1.02437998945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964495572019439">
                <text:p>0.964495572019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950677471318882">
                <text:p>0.950677471318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1.02073641197339">
                <text:p>1.02073641197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1.06468273319715">
                <text:p>1.064682733197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1.04930350460157">
                <text:p>1.04930350460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1.04843635840989">
                <text:p>1.048436358409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980199764982373">
                <text:p>0.9801997649823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993359276585024">
                <text:p>0.993359276585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1.05313062015235">
                <text:p>1.05313062015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994880471507001">
                <text:p>0.994880471507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1.07002053239112">
                <text:p>1.070020532391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1.03263843895177">
                <text:p>1.03263843895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987780279293137">
                <text:p>0.9877802792931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1.02511421279284">
                <text:p>1.025114212792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998554238565644">
                <text:p>0.9985542385656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3cm" svg:y="0.316cm" chart:style-name="ch2">
          <text:p>coneR1 v. rSbgS</text:p>
        </chart:title>
        <chart:plot-area chart:style-name="ch3" table:cell-range-address="aton_highway1.B3:aton_highway1.B10 aton_highway1.L3:aton_highway1.L10" svg:x="0.32cm" svg:y="1.301cm" svg:width="15.36cm" svg:height="7.519cm">
          <chartooo:coordinate-region svg:x="1.232cm" svg:y="1.5cm" svg:width="13.535cm" svg:height="6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aton_highway1.B3:aton_highway1.B10" chart:class="chart:line">
            <chart:data-point chart:repeated="8"/>
          </chart:series>
          <chart:series chart:attached-axis="secondary-y" chart:style-name="ch8" chart:values-cell-range-address="aton_highway1.L3:aton_highway1.L10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ton_highway1.B3:aton_highway1.B10</svg:desc>
                </draw:g>
              </table:table-cell>
              <table:table-cell office:value-type="float" office:value="0.891203285333105">
                <text:p>0.891203285333105</text:p>
                <draw:g>
                  <svg:desc>aton_highway1.L3:aton_highway1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978746330255712">
                <text:p>0.978746330255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855345031070613">
                <text:p>0.855345031070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1.00067362533681">
                <text:p>1.00067362533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904875249353058">
                <text:p>0.904875249353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849936787408516">
                <text:p>0.849936787408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911045127131168">
                <text:p>0.911045127131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861454567182454">
                <text:p>0.8614545671824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07cm" svg:y="0.316cm" chart:style-name="ch2">
          <text:p>coneR1 v. aA</text:p>
        </chart:title>
        <chart:plot-area chart:style-name="ch3" table:cell-range-address="aton_highway1.B3:aton_highway1.B10 aton_highway1.L3:aton_highway1.M10" svg:x="0.32cm" svg:y="1.301cm" svg:width="15.36cm" svg:height="7.519cm">
          <chartooo:coordinate-region svg:x="1.232cm" svg:y="1.5cm" svg:width="13.535cm" svg:height="6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aton_highway1.B3:aton_highway1.B10" chart:class="chart:line">
            <chart:data-point chart:repeated="8"/>
          </chart:series>
          <chart:series chart:attached-axis="primary-y" chart:style-name="ch8" chart:values-cell-range-address="aton_highway1.L3:aton_highway1.L10" chart:class="chart:line">
            <chart:data-point chart:repeated="8"/>
          </chart:series>
          <chart:series chart:attached-axis="secondary-y" chart:style-name="ch9" chart:values-cell-range-address="aton_highway1.M3:aton_highway1.M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ton_highway1.B3:aton_highway1.B10</svg:desc>
                </draw:g>
              </table:table-cell>
              <table:table-cell office:value-type="float" office:value="0.891203285333105">
                <text:p>0.891203285333105</text:p>
                <draw:g>
                  <svg:desc>aton_highway1.L3:aton_highway1.L10</svg:desc>
                </draw:g>
              </table:table-cell>
              <table:table-cell office:value-type="float" office:value="0.359403246848932">
                <text:p>0.359403246848932</text:p>
                <draw:g>
                  <svg:desc>aton_highway1.M3:aton_highway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978746330255712">
                <text:p>0.978746330255712</text:p>
              </table:table-cell>
              <table:table-cell office:value-type="float" office:value="0.37826919148743">
                <text:p>0.37826919148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855345031070613">
                <text:p>0.855345031070613</text:p>
              </table:table-cell>
              <table:table-cell office:value-type="float" office:value="0.348235490768277">
                <text:p>0.34823549076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1.00067362533681">
                <text:p>1.00067362533681</text:p>
              </table:table-cell>
              <table:table-cell office:value-type="float" office:value="0.382817614204065">
                <text:p>0.382817614204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904875249353058">
                <text:p>0.904875249353058</text:p>
              </table:table-cell>
              <table:table-cell office:value-type="float" office:value="0.396575176773385">
                <text:p>0.396575176773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849936787408516">
                <text:p>0.849936787408516</text:p>
              </table:table-cell>
              <table:table-cell office:value-type="float" office:value="0.369884041353036">
                <text:p>0.369884041353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911045127131168">
                <text:p>0.911045127131168</text:p>
              </table:table-cell>
              <table:table-cell office:value-type="float" office:value="0.368397397640783">
                <text:p>0.36839739764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861454567182454">
                <text:p>0.861454567182454</text:p>
              </table:table-cell>
              <table:table-cell office:value-type="float" office:value="0.369531397235166">
                <text:p>0.3695313972351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9cm" svg:y="0.316cm" chart:style-name="ch2">
          <text:p>coneR1 v. aA*rS</text:p>
        </chart:title>
        <chart:plot-area chart:style-name="ch3" table:cell-range-address="aton_highway1.B3:aton_highway1.B10 aton_highway1.N3:aton_highway1.N10" svg:x="0.32cm" svg:y="1.301cm" svg:width="15.36cm" svg:height="7.519cm">
          <chartooo:coordinate-region svg:x="1.232cm" svg:y="1.5cm" svg:width="14.354cm" svg:height="6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ton_highway1.B3:aton_highway1.B10" chart:class="chart:line">
            <chart:data-point chart:repeated="8"/>
          </chart:series>
          <chart:series chart:style-name="ch7" chart:values-cell-range-address="aton_highway1.N3:aton_highway1.N10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ton_highway1.B3:aton_highway1.B10</svg:desc>
                </draw:g>
              </table:table-cell>
              <table:table-cell office:value-type="float" office:value="0.320301354351153">
                <text:p>0.320301354351153</text:p>
                <draw:g>
                  <svg:desc>aton_highway1.N3:aton_highway1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370229583017117">
                <text:p>0.370229583017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297861496671082">
                <text:p>0.297861496671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383075489848371">
                <text:p>0.383075489848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35885106197005">
                <text:p>0.35885106197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314378053821278">
                <text:p>0.314378053821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335626653968439">
                <text:p>0.335626653968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318334509865547">
                <text:p>0.31833450986554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5cm" svg:y="0.316cm" chart:style-name="ch2">
          <text:p>coneR1 v. aA+rS</text:p>
        </chart:title>
        <chart:plot-area chart:style-name="ch3" table:cell-range-address="aton_highway1.B3:aton_highway1.B10 aton_highway1.O3:aton_highway1.O10" svg:x="0.32cm" svg:y="1.301cm" svg:width="15.36cm" svg:height="7.519cm">
          <chartooo:coordinate-region svg:x="1.232cm" svg:y="1.5cm" svg:width="13.535cm" svg:height="6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aton_highway1.B3:aton_highway1.B10" chart:class="chart:line">
            <chart:data-point chart:repeated="8"/>
          </chart:series>
          <chart:series chart:attached-axis="secondary-y" chart:style-name="ch8" chart:values-cell-range-address="aton_highway1.O3:aton_highway1.O10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ton_highway1.B3:aton_highway1.B10</svg:desc>
                </draw:g>
              </table:table-cell>
              <table:table-cell office:value-type="float" office:value="1.25060653218204">
                <text:p>1.25060653218204</text:p>
                <draw:g>
                  <svg:desc>aton_highway1.O3:aton_highway1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1.35701552174314">
                <text:p>1.35701552174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1.20358052183889">
                <text:p>1.20358052183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1.38349123954088">
                <text:p>1.38349123954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1.30145042612644">
                <text:p>1.30145042612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1.21982082876155">
                <text:p>1.21982082876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1.27944252477195">
                <text:p>1.27944252477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1.23098596441762">
                <text:p>1.230985964417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